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.337cm" fo:min-width="19.09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542cm" fo:min-width="3.084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43cm" fo:min-width="2.86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18.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star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device mode d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5.078cm" svg:height="2.54cm" svg:x="1.952cm" svg:y="6.397cm">
          <text:p text:style-name="P1">id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2" draw:id="id2" draw:layer="layout" svg:width="4.762cm" svg:height="2.541cm" svg:x="14.97cm" svg:y="6.397cm">
          <text:p text:style-name="P1">send 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draw:type="line" svg:x1="6.287cm" svg:y1="6.769cm" svg:x2="15.667cm" svg:y2="6.769cm" draw:start-shape="id1" draw:start-glue-point="11" draw:end-shape="id2" draw:end-glue-point="5" svg:d="M6287 6769h9380" svg:viewBox="0 0 9381 1">
          <text:p text:style-name="P4">Menu Button 1</text:p>
        </draw:connector>
        <draw:connector draw:style-name="gr5" draw:text-style-name="P3" draw:layer="layout" draw:type="line" svg:x1="15.667cm" svg:y1="8.566cm" svg:x2="6.287cm" svg:y2="8.565cm" draw:start-shape="id2" draw:start-glue-point="7" draw:end-shape="id1" draw:end-glue-point="9" svg:d="M15667 8566l-9380-1" svg:viewBox="0 0 9381 2">
          <text:p text:style-name="P4">Tacton Sent</text:p>
        </draw:connector>
        <draw:custom-shape draw:style-name="gr2" draw:text-style-name="P3" xml:id="id3" draw:id="id3" draw:layer="layout" svg:width="5.078cm" svg:height="2.54cm" svg:x="1.952cm" svg:y="13.065cm">
          <text:p text:style-name="P1">receiv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3" draw:layer="layout" draw:type="line" svg:x1="2.695cm" svg:y1="8.565cm" svg:x2="2.695cm" svg:y2="13.437cm" draw:start-shape="id1" draw:start-glue-point="7" draw:end-shape="id3" draw:end-glue-point="5" svg:d="M2695 8565v4872" svg:viewBox="0 0 1 4873">
          <text:p text:style-name="P4">Menu Button 2</text:p>
        </draw:connector>
        <draw:connector draw:style-name="gr7" draw:text-style-name="P3" draw:layer="layout" draw:type="curve" draw:line-skew="3.188cm" svg:x1="2.695cm" svg:y1="15.233cm" svg:x2="6.287cm" svg:y2="15.233cm" draw:start-shape="id3" draw:start-glue-point="7" draw:end-shape="id3" draw:end-glue-point="9" svg:d="M2695 15233c0 6093 3592 6093 3592 0" svg:viewBox="0 0 3593 4571">
          <text:p text:style-name="P4">wait for data</text:p>
        </draw:connector>
        <draw:custom-shape draw:style-name="gr2" draw:text-style-name="P3" xml:id="id4" draw:id="id4" draw:layer="layout" svg:width="5.078cm" svg:height="2.54cm" svg:x="11.477cm" svg:y="19.415cm">
          <text:p text:style-name="P1">receiv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3" draw:layer="layout" draw:type="line" svg:x1="7.03cm" svg:y1="14.335cm" svg:x2="11.477cm" svg:y2="20.685cm" draw:start-shape="id3" draw:start-glue-point="10" draw:end-shape="id4" draw:end-glue-point="6" svg:d="M7030 14335l4447 6350" svg:viewBox="0 0 4448 6351">
          <text:p text:style-name="P4">incoming data</text:p>
        </draw:connector>
        <draw:custom-shape draw:style-name="gr2" draw:text-style-name="P3" xml:id="id5" draw:id="id5" draw:layer="layout" svg:width="5.078cm" svg:height="2.54cm" svg:x="11.41cm" svg:y="12.325cm">
          <text:p text:style-name="P1">analyse</text:p>
          <text:p text:style-name="P1">store/fai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3" draw:layer="layout" draw:type="line" svg:x1="14.016cm" svg:y1="19.415cm" svg:x2="13.949cm" svg:y2="14.865cm" draw:start-shape="id4" draw:start-glue-point="4" draw:end-shape="id5" draw:end-glue-point="8" svg:d="M14016 19415l-67-4550" svg:viewBox="0 0 68 4551">
          <text:p text:style-name="P4">no more data<text:line-break/>for 50ms</text:p>
        </draw:connector>
        <draw:connector draw:style-name="gr10" draw:text-style-name="P3" draw:layer="layout" draw:type="line" svg:x1="13.949cm" svg:y1="12.325cm" svg:x2="4.491cm" svg:y2="8.937cm" draw:start-shape="id5" draw:start-glue-point="4" draw:end-shape="id1" draw:end-glue-point="8" svg:d="M13949 12325l-9458-3388" svg:viewBox="0 0 9459 3389">
          <text:p/>
        </draw:connector>
        <draw:custom-shape draw:style-name="gr11" draw:text-style-name="P5" draw:layer="layout" svg:width="19.05cm" svg:height="3.81cm" svg:x="1.317cm" svg:y="22.59cm">
          <text:p text:style-name="P5"><text:span text:style-name="T1">Data Format</text:span></text:p>
          <text:p text:style-name="P6"><text:span text:style-name="T2">&lt;tacton </text:span><text:span text:style-name="T2">lengthBytes="int"&gt;BinaryVTPData&lt;/</text:span>tacton&gt; </text:p>
          <text:p text:style-name="P7"><text:span text:style-name="T2"/></text:p>
          <text:p text:style-name="P7"><text:span text:style-name="T2">lengthBytes: length of BinaryVTP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32:33.440089568</meta:creation-date>
    <dc:date>2021-01-26T19:18:26.361840404</dc:date>
    <meta:editing-duration>PT19M28S</meta:editing-duration>
    <meta:editing-cycles>3</meta:editing-cycles>
    <meta:generator>LibreOffice/7.0.4.2$Linux_X86_64 LibreOffice_project/00$Build-2</meta:generator>
    <meta:document-statistic meta:object-count="14"/>
  </office:meta>
</office:document-meta>
</file>